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0"/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/>
          <table:table-cell table:style-name="Default"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5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5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5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5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</text:p>
          </table:table-cell>
          <table:table-cell table:number-columns-repeated="12"/>
          <table:table-cell table:formula="of:=SUM([.D13:.M13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4"/>
          <table:table-cell table:formula="of:=SUM([.D14:.M1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13"/>
          <table:table-cell table:formula="of:=SUM([.D15:.M15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12:58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0:11:45.674000000</dc:date>
    <meta:editing-duration>PT1H41M8S</meta:editing-duration>
    <meta:editing-cycles>33</meta:editing-cycles>
    <meta:generator>LibreOffice/6.1.2.1$Windows_X86_64 LibreOffice_project/65905a128db06ba48db947242809d14d3f9a93fe</meta:generator>
    <meta:document-statistic meta:table-count="1" meta:cell-count="112" meta:object-count="0"/>
  </office:meta>
</office:document-meta>
</file>